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style>
    <style:style style:name="T1" style:family="text">
      <style:text-properties fo:color="#222222" fo:background-color="#ffffff"/>
    </style:style>
    <style:style style:name="T2" style:family="text">
      <style:text-properties style:font-name="Calibri"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umentation nicht-funktionale Anforderungen</text:p>
      <text:p text:style-name="Standard">Großes Augenmerk bei den nicht-funktionalen Anforderungen liegt auf der Benutzerfreundlichkeit. Diese entscheidet darüber, ob ein potentieller Nutzer unser Webangebot zukünftig annehmen wird. <text:s/></text:p>
      <text:p text:style-name="Standard">Die Benutzerfreundlichkeit beschreibt den Umgang des Nutzers mit einer Anwendung beziehungsweise einer Webseite. Der Nutzer will den Umgang mit der Webseite sicherlich nicht erst erlernen müssen, weshalb gewährleistet sein muss dass Text- und Inhaltsverständnis, sowie Navigation als auch Interaktion innerhalb des Webauftritts einfach und schnell zu begreifen sind.</text:p>
      <text:p text:style-name="Standard">Wichtig sind zudem auch die Ladezeiten der Webseite im Allgemeinen sowie ihrer bereitgestellten Funktionen. Durch die breit gefächerte Zielgruppe - Die „Allgemeinheit“, muss bei der visuellen und funktionalen Ausstattung und Auswahl des Designs die unterschiedlichen Bandbreitenkapazitäten und Softwareausstattung der Nutzer in Betracht gezogen werden. Zudem ist der Webauftritt für mobile Endgeräte, zum Beispiel Smartphones erreichbar welche ggf. über eine noch geringere Bandbreiten-, Rechen- und Darstellungsleistung verfügen. </text:p>
      <text:p text:style-name="Standard"/>
      <text:p text:style-name="Standard">Dies setzt als erstes voraus, dass die Webseite nicht überladen wirkt, sei es durch zu viel Text, Bilder oder Animationen. Der Nutzer soll in kleinen, gegliederten Schritten Inhalte schnell verstehen. Zum Beispiel welche Ziele sich die Dienstleister für den potentiellen Nutzer gesetzt haben ohne direkt technische Details und Abläufe zu erklären, denn es gilt eine große Zielgruppe anzusprechen welche nicht unbedingt das nötige Vorwissen mitbringt. Inhalte können nicht nur Texte sein, sondern auch kurze Videosequenzen in welchen das Thema vorgestellt wird. Für detaillierte Informationen sind interne sowie externe Verknüpfungen bereitgestellt, welche den Nutzer auf eine eigens erstellte Hilfe, auf weitere Entwickler oder auf Kontaktmöglichkeiten mit den Betreibern verweist, falls Fragen unbeantwortet bleiben.</text:p>
      <text:p text:style-name="Standard"/>
      <text:p text:style-name="Standard">Da der Webauftritt von verschiedenen Endgeräten aufgerufen wird, muss auf eine sehr gute Übertragbarkeit geachtet werden. Nicht jedes Endgerät nutzt denselben Browser. Die Korrektheit und Ausführbarkeit der Webseite muss überall gewährleistet sein. In erster Linie müssen zur korrekten Darstellung der Webseite CSS3,HTML5, PHP und Javascript Elemente von allen Browsern akzeptiert und angesprochen werden. Die Kompatibilität und Korrektheit muss aktiv untersucht werden, zum einen durch Testaufrufe in den Browsern, zum anderen durch HTML5 Validatoren des <text:span text:style-name="Emphasis">World Wide Web Consortium. </text:span></text:p>
      <text:p text:style-name="Standard"/>
      <text:p text:style-name="Standard">Ein weiteres wichtiges Kriterium der Benutzerfreundlichkeit ist die Navigation. Diese sollte zu keinem Zeitpunkt über die im Browser integrierte Navigationsleiste erfolgen. Es muss für den Nutzer jederzeit erkennbar sein, wo er sich auf der Webseite befindet und wie er zu folgenden oder zurückliegenden Inhalten gelangt. Besonderes Augenmerk durfte somit nicht nur auf die Startseite gelegt werden, denn verwendet der Nutzer eine Suchmaschine muss sein Einstieg nicht über die Startseite der Webseite erfolgen. Dies legte nahe, dass der Nutzer jederzeit die Menüleiste im Blick haben muss, in welcher zudem der gegenwärtige Standort markiert wird. <text:s/>Ein in allen Abschnitten einheitliches Design und inhaltlicher Aufbau erleichtert das Zurechtfinden auf der Webseite.</text:p>
      <text:p text:style-name="Standard">...(wei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Validierung der Messungen</text:p>
      <text:p text:style-name="Text_20_body">Um die Messungen der Air Quality Eggs zu validieren, haben wir die robuste Methode „Running Median“ zur Erkennung  von Ausreißern benutzt.                                                                                                      Ausreißer können Zeitreihenanalysen stark beeinflussen. Aus diesem Grunde haben wir uns für eine robuste Methode, d.h. diese ist unempfindlich gegenüber Ausreißern, entschieden.                                      „Running Median“ bedient sich bei der Erkennung von Ausreißern anderer Messungen im System. </text:p>
      <text:p text:style-name="Text_20_body"><text:span text:style-name="T1">Die Werte für die Validierung stammen aus der Datenbank. Mit Hilfe einer SQL Anfrage wird der früheste, noch nicht validierte Wert gesucht. Die Werte früher als der gefundene Wert, welche für die Validierung benötigt werden, werden in einer Hilfstabelle in der Datenbank gespeichert. Dies ist nötig, da die Werte rekursiv ermittelt werden. Anschließend werden die Werte aus der Hilfstabelle und alle jüngeren Werte zusammen in einem Array zurückgegeben.</text:span>                </text:p>
      <text:p text:style-name="P1"><text:span text:style-name="T2">Für jeden Messwert wird ein Median berechnet, der sich aus einer bestimmten Anzahl von vorherigen und nachfolgenden Messungen zusammensetzt. Die Anzahl ist dabei abhängig von der Größe der „Windowsize“. Unsere gewählte „Windowsize“ ist 60, d.h. es werden die Messwerte innerhalb einer Stunde betrachtet. Im Folgenden wird beim Messwert überprüft, ob er kleiner als [Median – 1.4 * Interquartilsabstand] oder größer als [Median + 1.4 * Interquartilsabstand] ist. Trifft dies zu, wird der Wert als Ausreißer gewertet und entsprechend im System markier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6:58:19.83</meta:creation-date>
    <dc:date>2013-04-11T15:41:57.98</dc:date>
    <meta:editing-duration>PT2H40M46S</meta:editing-duration>
    <meta:editing-cycles>7</meta:editing-cycles>
    <meta:generator>OpenOffice.org/3.4$Win32 OpenOffice.org_project/340m1$Build-9590</meta:generator>
    <meta:document-statistic meta:table-count="0" meta:image-count="0" meta:object-count="0" meta:page-count="2" meta:paragraph-count="12" meta:word-count="646" meta:character-count="4905"/>
  </office:meta>
</office:document-meta>
</file>